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5.2000007629395pt" style:font-size-asian="25.2000007629395pt" style:font-size-complex="25.2000007629395pt"/>
    </style:style>
    <style:style style:name="P6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.2000007629395pt" style:font-size-asian="25.2000007629395pt" style:font-size-complex="25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3">
        <draw:frame presentation:style-name="pr1" draw:layer="layout" svg:width="22.5cm" svg:height="3.55cm" svg:x="1.4cm" svg:y="0.559cm" presentation:class="title">
          <draw:text-box>
            <text:p>Bad Smells in Code<text:line-break/><text:span text:style-name="T1">(chapter 3)</text:span></text:p>
          </draw:text-box>
        </draw:frame>
        <draw:frame presentation:style-name="pr5" draw:text-style-name="P4" draw:layer="layout" svg:width="12.297cm" svg:height="13.73cm" svg:x="1.4cm" svg:y="5.066cm" presentation:class="outline" presentation:user-transformed="true">
          <draw:text-box>
            <text:list text:style-name="L2">
              <text:list-item>
                <text:p>Duplicated code</text:p>
              </text:list-item>
            </text:list>
            <text:list text:style-name="L3">
              <text:list-item>
                <text:list>
                  <text:list-item>
                    <text:p>Dry! Reuse helper method</text:p>
                  </text:list-item>
                </text:list>
              </text:list-item>
            </text:list>
            <text:list text:style-name="L2">
              <text:list-item>
                <text:p>Long method</text:p>
              </text:list-item>
            </text:list>
            <text:list text:style-name="L3">
              <text:list-item>
                <text:list>
                  <text:list-item>
                    <text:p>Decompose in smaller methods</text:p>
                  </text:list-item>
                </text:list>
              </text:list-item>
            </text:list>
            <text:list text:style-name="L2">
              <text:list-item>
                <text:p>Large class</text:p>
              </text:list-item>
            </text:list>
            <text:list text:style-name="L3">
              <text:list-item>
                <text:list>
                  <text:list-item>
                    <text:p>Decompose in subclasses</text:p>
                  </text:list-item>
                </text:list>
              </text:list-item>
            </text:list>
            <text:list text:style-name="L2">
              <text:list-item>
                <text:p>Long parameter list</text:p>
              </text:list-item>
            </text:list>
            <text:list text:style-name="L3">
              <text:list-item>
                <text:list>
                  <text:list-item>
                    <text:p>Only pass what always required, call methods to get additional needed data</text:p>
                  </text:list-item>
                  <text:list-item>
                    <text:p>Pass map, keeping unchanged the interfac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>
          <draw:text-box>
            <text:list text:style-name="L2">
              <text:list-item>
                <text:p text:style-name="P5"><text:span text:style-name="T5">Divergent chang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Separate classes to reduce dependencies on chan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Shotgun surger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ollect methods depending on common chan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Feature env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Implement methods within the responsibl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09-29T08:03:16.381962912</dc:date>
    <meta:editing-duration>PT5H25M59S</meta:editing-duration>
    <meta:editing-cycles>70</meta:editing-cycles>
    <meta:generator>LibreOffice/4.2.8.2$Linux_X86_64 LibreOffice_project/420m0$Build-2</meta:generator>
    <meta:document-statistic meta:object-count="78"/>
  </office:meta>
</office:document-meta>
</file>